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2_25" style:family="text"/>
    <style:style style:name="T2_26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2_27" style:family="text"/>
    <style:style style:name="T2_28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P3" style:family="paragraph" style:parent-style-name="Standard">
      <style:paragraph-properties fo:break-before="auto" fo:text-indent="0cm" fo:line-height="115%" fo:margin-left="0cm" style:writing-mode="lr-tb"/>
    </style:style>
    <style:style style:name="T3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3_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1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2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_3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P4" style:family="paragraph" style:parent-style-name="Standard">
      <style:paragraph-properties fo:break-before="auto" fo:line-height="115%" fo:margin-top="0cm" fo:margin-bottom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text-indent="1.27cm" fo:line-height="115%" style:writing-mode="lr-tb"/>
    </style:style>
    <style:style style:name="P7" style:family="paragraph" style:parent-style-name="Standard">
      <style:paragraph-properties fo:break-before="auto" fo:text-indent="1.27cm" fo:line-height="100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text-indent="1.27cm" fo:line-height="100%" fo:margin-left="0cm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text-indent="1.27cm" fo:line-height="100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text-indent="1.27cm" fo:line-height="100%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P16" style:family="paragraph" style:parent-style-name="Standard">
      <style:paragraph-properties fo:break-before="auto" fo:text-indent="1.27cm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>
      <style:text-properties fo:font-weight="bold" style:font-weight-asian="bold" style:font-weight-complex="bold"/>
    </style:style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T16_17" style:family="text">
      <style:text-properties fo:font-weight="bold" style:font-weight-asian="bold" style:font-weight-complex="bold"/>
    </style:style>
    <style:style style:name="T16_18" style:family="text">
      <style:text-properties fo:font-weight="bold" style:font-weight-asian="bold" style:font-weight-complex="bold"/>
    </style:style>
    <style:style style:name="T16_19" style:family="text">
      <style:text-properties fo:font-weight="bold" style:font-weight-asian="bold" style:font-weight-complex="bold"/>
    </style:style>
    <style:style style:name="T16_20" style:family="text">
      <style:text-properties fo:font-weight="bold" style:font-weight-asian="bold" style:font-weight-complex="bold"/>
    </style:style>
    <style:style style:name="T16_21" style:family="text">
      <style:text-properties fo:font-weight="bold" style:font-weight-asian="bold" style:font-weight-complex="bold"/>
    </style:style>
    <style:style style:name="T16_22" style:family="text">
      <style:text-properties fo:font-weight="bold" style:font-weight-asian="bold" style:font-weight-complex="bold"/>
    </style:style>
    <style:style style:name="T16_23" style:family="text">
      <style:text-properties fo:font-weight="bold" style:font-weight-asian="bold" style:font-weight-complex="bold"/>
    </style:style>
    <style:style style:name="T16_24" style:family="text">
      <style:text-properties fo:font-weight="bold" style:font-weight-asian="bold" style:font-weight-complex="bold"/>
    </style:style>
    <style:style style:name="T16_25" style:family="text">
      <style:text-properties fo:font-weight="bold" style:font-weight-asian="bold" style:font-weight-complex="bold"/>
    </style:style>
    <style:style style:name="T16_26" style:family="text">
      <style:text-properties fo:font-weight="bold" style:font-weight-asian="bold" style:font-weight-complex="bold"/>
    </style:style>
    <style:style style:name="T16_27" style:family="text">
      <style:text-properties fo:font-weight="bold" style:font-weight-asian="bold" style:font-weight-complex="bold"/>
    </style:style>
    <style:style style:name="T16_28" style:family="text">
      <style:text-properties fo:font-weight="bold" style:font-weight-asian="bold" style:font-weight-complex="bold"/>
    </style:style>
    <style:style style:name="T16_29" style:family="text">
      <style:text-properties fo:font-weight="bold" style:font-weight-asian="bold" style:font-weight-complex="bold"/>
    </style:style>
    <style:style style:name="T16_30" style:family="text">
      <style:text-properties fo:font-weight="bold" style:font-weight-asian="bold" style:font-weight-complex="bold"/>
    </style:style>
    <style:style style:name="T16_3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text-indent="1.27cm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>
      <style:text-properties fo:font-weight="bold" style:font-weight-asian="bold" style:font-weight-complex="bold"/>
    </style:style>
    <style:style style:name="T17_11" style:family="text">
      <style:text-properties fo:font-weight="bold" style:font-weight-asian="bold" style:font-weight-complex="bold"/>
    </style:style>
    <style:style style:name="T17_12" style:family="text">
      <style:text-properties fo:font-weight="bold" style:font-weight-asian="bold" style:font-weight-complex="bold"/>
    </style:style>
    <style:style style:name="T17_13" style:family="text">
      <style:text-properties fo:font-weight="bold" style:font-weight-asian="bold" style:font-weight-complex="bold"/>
    </style:style>
    <style:style style:name="T17_14" style:family="text">
      <style:text-properties fo:font-weight="bold" style:font-weight-asian="bold" style:font-weight-complex="bold"/>
    </style:style>
    <style:style style:name="T17_15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text-indent="1.27cm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1.27cm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>
      <style:text-properties fo:font-weight="bold" style:font-weight-asian="bold" style:font-weight-complex="bold"/>
    </style:style>
    <style:style style:name="T19_10" style:family="text">
      <style:text-properties fo:font-weight="bold" style:font-weight-asian="bold" style:font-weight-complex="bold"/>
    </style:style>
    <style:style style:name="T19_11" style:family="text">
      <style:text-properties fo:font-weight="bold" style:font-weight-asian="bold" style:font-weight-complex="bold"/>
    </style:style>
    <style:style style:name="T19_12" style:family="text">
      <style:text-properties fo:font-weight="bold" style:font-weight-asian="bold" style:font-weight-complex="bold"/>
    </style:style>
    <style:style style:name="T19_13" style:family="text">
      <style:text-properties fo:font-weight="bold" style:font-weight-asian="bold" style:font-weight-complex="bold"/>
    </style:style>
    <style:style style:name="T19_14" style:family="text">
      <style:text-properties fo:font-weight="bold" style:font-weight-asian="bold" style:font-weight-complex="bold"/>
    </style:style>
    <style:style style:name="T19_15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text-indent="1.27cm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T20_10" style:family="text">
      <style:text-properties fo:font-weight="bold" style:font-weight-asian="bold" style:font-weight-complex="bold"/>
    </style:style>
    <style:style style:name="T20_11" style:family="text">
      <style:text-properties fo:font-weight="bold" style:font-weight-asian="bold" style:font-weight-complex="bold"/>
    </style:style>
    <style:style style:name="T20_12" style:family="text">
      <style:text-properties fo:font-weight="bold" style:font-weight-asian="bold" style:font-weight-complex="bold"/>
    </style:style>
    <style:style style:name="T20_13" style:family="text">
      <style:text-properties fo:font-weight="bold" style:font-weight-asian="bold" style:font-weight-complex="bold"/>
    </style:style>
    <style:style style:name="T20_14" style:family="text">
      <style:text-properties fo:font-weight="bold" style:font-weight-asian="bold" style:font-weight-complex="bold"/>
    </style:style>
    <style:style style:name="T20_15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text-indent="1.27cm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T21_9" style:family="text">
      <style:text-properties fo:font-weight="bold" style:font-weight-asian="bold" style:font-weight-complex="bold"/>
    </style:style>
    <style:style style:name="T21_10" style:family="text">
      <style:text-properties fo:font-weight="bold" style:font-weight-asian="bold" style:font-weight-complex="bold"/>
    </style:style>
    <style:style style:name="T21_11" style:family="text">
      <style:text-properties fo:font-weight="bold" style:font-weight-asian="bold" style:font-weight-complex="bold"/>
    </style:style>
    <style:style style:name="T21_12" style:family="text">
      <style:text-properties fo:font-weight="bold" style:font-weight-asian="bold" style:font-weight-complex="bold"/>
    </style:style>
    <style:style style:name="T21_13" style:family="text">
      <style:text-properties fo:font-weight="bold" style:font-weight-asian="bold" style:font-weight-complex="bold"/>
    </style:style>
    <style:style style:name="T21_14" style:family="text">
      <style:text-properties fo:font-weight="bold" style:font-weight-asian="bold" style:font-weight-complex="bold"/>
    </style:style>
    <style:style style:name="T21_15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text-indent="1.27cm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T22_9" style:family="text">
      <style:text-properties fo:font-weight="bold" style:font-weight-asian="bold" style:font-weight-complex="bold"/>
    </style:style>
    <style:style style:name="T22_10" style:family="text">
      <style:text-properties fo:font-weight="bold" style:font-weight-asian="bold" style:font-weight-complex="bold"/>
    </style:style>
    <style:style style:name="T22_11" style:family="text">
      <style:text-properties fo:font-weight="bold" style:font-weight-asian="bold" style:font-weight-complex="bold"/>
    </style:style>
    <style:style style:name="T22_12" style:family="text">
      <style:text-properties fo:font-weight="bold" style:font-weight-asian="bold" style:font-weight-complex="bold"/>
    </style:style>
    <style:style style:name="T22_13" style:family="text">
      <style:text-properties fo:font-weight="bold" style:font-weight-asian="bold" style:font-weight-complex="bold"/>
    </style:style>
    <style:style style:name="T22_14" style:family="text">
      <style:text-properties fo:font-weight="bold" style:font-weight-asian="bold" style:font-weight-complex="bold"/>
    </style:style>
    <style:style style:name="T22_15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text-indent="1.27cm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6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7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8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9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10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4_1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1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2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3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3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3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3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24_3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>
      <style:text-properties fo:color="#1155cc" style:text-underline-style="solid" style:text-underline-color="font-color"/>
    </style:style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wuychpoabp8e"/><text:bookmark-end text:name="h.wuychpoabp8e"/><text:span text:style-name="T1_1">Optional</text:span><text:span text:style-name="T1_2"><text:s/></text:span><text:span text:style-name="T1_3">Take</text:span><text:span text:style-name="T1_4"><text:s/></text:span><text:span text:style-name="T1_5">Home</text:span><text:span text:style-name="T1_6"><text:s/></text:span><text:span text:style-name="T1_7">Quiz</text:span></text:p>
      <text:p text:style-name="P2"><text:span text:style-name="T2_1">Email</text:span><text:span text:style-name="T2_2"><text:s/></text:span><text:span text:style-name="T2_3">us</text:span><text:span text:style-name="T2_4"><text:s/></text:span><text:span text:style-name="T2_5">a</text:span><text:span text:style-name="T2_6"><text:s/></text:span><text:span text:style-name="T2_7">GitHub</text:span><text:span text:style-name="T2_8"><text:s/></text:span><text:span text:style-name="T2_9">link</text:span><text:span text:style-name="T2_10"><text:s/></text:span><text:span text:style-name="T2_11">with</text:span><text:span text:style-name="T2_12"><text:s/></text:span><text:span text:style-name="T2_13">your</text:span><text:span text:style-name="T2_14"><text:s/></text:span><text:span text:style-name="T2_15">solution</text:span><text:span text:style-name="T2_16"><text:s/></text:span><text:span text:style-name="T2_17">for</text:span><text:span text:style-name="T2_18"><text:s/></text:span><text:span text:style-name="T2_19">each</text:span><text:span text:style-name="T2_20"><text:s/></text:span><text:span text:style-name="T2_21">section</text:span><text:span text:style-name="T2_22">.<text:s/></text:span><text:span text:style-name="T2_23"><text:a xlink:type="simple" xlink:href="http://rogerdudler.github.io/git-guide/"><text:span text:style-name="T2_24">GitHub</text:span></text:a></text:span><text:span text:style-name="T2_25"><text:a xlink:type="simple" xlink:href="http://rogerdudler.github.io/git-guide/"><text:span text:style-name="T2_26"><text:s/></text:span></text:a></text:span><text:span text:style-name="T2_27"><text:a xlink:type="simple" xlink:href="http://rogerdudler.github.io/git-guide/"><text:span text:style-name="T2_28">refresher</text:span></text:a></text:span><text:span text:style-name="T2_29"><text:line-break/></text:span><text:span text:style-name="T2_30">You</text:span><text:span text:style-name="T2_31"><text:s/></text:span><text:span text:style-name="T2_32">may</text:span><text:span text:style-name="T2_33"><text:s/></text:span><text:span text:style-name="T2_34">work</text:span><text:span text:style-name="T2_35"><text:s/></text:span><text:span text:style-name="T2_36">on</text:span><text:span text:style-name="T2_37"><text:s/></text:span><text:span text:style-name="T2_38">this</text:span><text:span text:style-name="T2_39"><text:s/></text:span><text:span text:style-name="T2_40">with</text:span><text:span text:style-name="T2_41"><text:s/></text:span><text:span text:style-name="T2_42">others</text:span><text:span text:style-name="T2_43">,<text:s/></text:span><text:span text:style-name="T2_44">but</text:span><text:span text:style-name="T2_45"><text:s/></text:span><text:span text:style-name="T2_46">try</text:span><text:span text:style-name="T2_47"><text:s/></text:span><text:span text:style-name="T2_48">to</text:span><text:span text:style-name="T2_49"><text:s/></text:span><text:span text:style-name="T2_50">do</text:span><text:span text:style-name="T2_51"><text:s/></text:span><text:span text:style-name="T2_52">as</text:span><text:span text:style-name="T2_53"><text:s/></text:span><text:span text:style-name="T2_54">much</text:span><text:span text:style-name="T2_55"><text:s/></text:span><text:span text:style-name="T2_56">as</text:span><text:span text:style-name="T2_57"><text:s/></text:span><text:span text:style-name="T2_58">you</text:span><text:span text:style-name="T2_59"><text:s/></text:span><text:span text:style-name="T2_60">can</text:span><text:span text:style-name="T2_61"><text:s/></text:span><text:span text:style-name="T2_62">on</text:span><text:span text:style-name="T2_63"><text:s/></text:span><text:span text:style-name="T2_64">your</text:span><text:span text:style-name="T2_65"><text:s/></text:span><text:span text:style-name="T2_66">own</text:span><text:span text:style-name="T2_67">.<text:s/></text:span></text:p>
      <text:p text:style-name="P3"><text:span text:style-name="T3_1">Loops</text:span><text:span text:style-name="T3_2"><text:s/></text:span><text:span text:style-name="T3_3">and</text:span><text:span text:style-name="T3_4"><text:s/></text:span><text:span text:style-name="T3_5">Conditionals</text:span><text:span text:style-name="T3_6"><text:s/>-<text:s/></text:span><text:span text:style-name="T3_7">Create</text:span><text:span text:style-name="T3_8"><text:s/></text:span><text:span text:style-name="T3_9">one</text:span><text:span text:style-name="T3_10"><text:s/></text:span><text:span text:style-name="T3_11">Python</text:span><text:span text:style-name="T3_12"><text:s/></text:span><text:span text:style-name="T3_13">file</text:span><text:span text:style-name="T3_14"><text:s/></text:span><text:span text:style-name="T3_15">for</text:span><text:span text:style-name="T3_16"><text:s/></text:span><text:span text:style-name="T3_17">these</text:span><text:span text:style-name="T3_18"><text:s/></text:span><text:span text:style-name="T3_19">two</text:span><text:span text:style-name="T3_20"><text:s/></text:span><text:span text:style-name="T3_21">questions</text:span><text:span text:style-name="T3_22"><text:s/></text:span><text:span text:style-name="T3_23">and</text:span><text:span text:style-name="T3_24"><text:s/></text:span><text:span text:style-name="T3_25">add</text:span><text:span text:style-name="T3_26"><text:s/></text:span><text:span text:style-name="T3_27">to</text:span><text:span text:style-name="T3_28"><text:s/></text:span><text:span text:style-name="T3_29">GitHub</text:span><text:span text:style-name="T3_30">.</text:span></text:p>
      <text:list text:style-name="LS1" xml:id="list0">
        <text:list-item>
          <text:p text:style-name="P4"><text:span text:style-name="T4_1">Write</text:span><text:span text:style-name="T4_2"><text:s/></text:span><text:span text:style-name="T4_3">a</text:span><text:span text:style-name="T4_4"><text:s/></text:span><text:span text:style-name="T4_5">function</text:span><text:span text:style-name="T4_6"><text:s/></text:span><text:span text:style-name="T4_7">that</text:span><text:span text:style-name="T4_8"><text:s/></text:span><text:span text:style-name="T4_9">takes</text:span><text:span text:style-name="T4_10"><text:s/></text:span><text:span text:style-name="T4_11">in</text:span><text:span text:style-name="T4_12"><text:s/></text:span><text:span text:style-name="T4_13">an</text:span><text:span text:style-name="T4_14"><text:s/></text:span><text:span text:style-name="T4_15">integer</text:span><text:span text:style-name="T4_16"><text:s/></text:span><text:span text:style-name="T4_17">and</text:span><text:span text:style-name="T4_18"><text:s/></text:span><text:span text:style-name="T4_19">prints</text:span><text:span text:style-name="T4_20"><text:s/></text:span><text:span text:style-name="T4_21">that</text:span><text:span text:style-name="T4_22"><text:s/></text:span><text:span text:style-name="T4_23">number</text:span><text:span text:style-name="T4_24"><text:s/></text:span><text:span text:style-name="T4_25">of</text:span><text:span text:style-name="T4_26"><text:s/></text:span><text:span text:style-name="T4_27">rows</text:span><text:span text:style-name="T4_28"><text:s/></text:span><text:span text:style-name="T4_29">and</text:span><text:span text:style-name="T4_30"><text:s/></text:span><text:span text:style-name="T4_31">columns</text:span><text:span text:style-name="T4_32"><text:s/></text:span><text:span text:style-name="T4_33">of</text:span><text:span text:style-name="T4_34"><text:s/></text:span><text:span text:style-name="T4_35">asterisks</text:span><text:span text:style-name="T4_36">.<text:s/><text:line-break/></text:span><text:span text:style-name="T4_37">Example</text:span><text:span text:style-name="T4_38">:<text:s/></text:span></text:p>
        </text:list-item>
      </text:list>
      <text:p text:style-name="P5"><text:span text:style-name="T5_1">draw</text:span><text:span text:style-name="T5_2">_</text:span><text:span text:style-name="T5_3">square</text:span><text:span text:style-name="T5_4">(4)<text:s/>→</text:span></text:p>
      <text:p text:style-name="P6"/>
      <text:p text:style-name="P7"><text:span text:style-name="T7_1">*<text:s text:c="3"/>*<text:s text:c="3"/>*<text:s text:c="3"/>*<text:s/></text:span></text:p>
      <text:p text:style-name="P8"><text:span text:style-name="T8_1">*<text:s text:c="3"/>*<text:s text:c="3"/>*<text:s text:c="3"/>*<text:s/></text:span></text:p>
      <text:p text:style-name="P9"><text:span text:style-name="T9_1">*<text:s text:c="3"/>*<text:s text:c="3"/>*<text:s text:c="3"/>*<text:s/></text:span></text:p>
      <text:p text:style-name="P10"><text:span text:style-name="T10_1">*<text:s text:c="3"/>*<text:s text:c="3"/>*<text:s text:c="3"/>*</text:span></text:p>
      <text:p text:style-name="P11"/>
      <text:list text:style-name="LS1" xml:id="list1" text:continue-list="list0">
        <text:list-item>
          <text:p text:style-name="P12"><text:span text:style-name="T12_1">Write</text:span><text:span text:style-name="T12_2"><text:s/></text:span><text:span text:style-name="T12_3">a</text:span><text:span text:style-name="T12_4"><text:s/></text:span><text:span text:style-name="T12_5">function</text:span><text:span text:style-name="T12_6"><text:s/></text:span><text:span text:style-name="T12_7">that</text:span><text:span text:style-name="T12_8"><text:s/></text:span><text:span text:style-name="T12_9">draws</text:span><text:span text:style-name="T12_10"><text:s/></text:span><text:span text:style-name="T12_11">a</text:span><text:span text:style-name="T12_12"><text:s/></text:span><text:span text:style-name="T12_13">checkerboard</text:span><text:span text:style-name="T12_14"><text:s/></text:span><text:span text:style-name="T12_15">with</text:span><text:span text:style-name="T12_16"><text:s/></text:span><text:span text:style-name="T12_17">x</text:span><text:span text:style-name="T12_18">’</text:span><text:span text:style-name="T12_19">s</text:span><text:span text:style-name="T12_20"><text:s/></text:span><text:span text:style-name="T12_21">and</text:span><text:span text:style-name="T12_22"><text:s/></text:span><text:span text:style-name="T12_23">o</text:span><text:span text:style-name="T12_24">’</text:span><text:span text:style-name="T12_25">s</text:span><text:span text:style-name="T12_26">.<text:s/></text:span><text:span text:style-name="T12_27">A</text:span><text:span text:style-name="T12_28"><text:s/></text:span><text:span text:style-name="T12_29">checkerboard</text:span><text:span text:style-name="T12_30"><text:s/></text:span><text:span text:style-name="T12_31">is</text:span><text:span text:style-name="T12_32"><text:s/></text:span><text:span text:style-name="T12_33">an</text:span><text:span text:style-name="T12_34"><text:s/>8<text:s/></text:span><text:span text:style-name="T12_35">x</text:span><text:span text:style-name="T12_36"><text:s/>8<text:s/></text:span><text:span text:style-name="T12_37">alternating</text:span><text:span text:style-name="T12_38"><text:s/></text:span><text:span text:style-name="T12_39">grid</text:span><text:span text:style-name="T12_40">.<text:s text:c="2"/></text:span></text:p>
        </text:list-item>
      </text:list>
      <text:p text:style-name="P13"><text:span text:style-name="T13_1">Example</text:span><text:span text:style-name="T13_2">:<text:s/></text:span></text:p>
      <text:p text:style-name="P14"><text:span text:style-name="T14_1">draw</text:span><text:span text:style-name="T14_2">_</text:span><text:span text:style-name="T14_3">checkerboard</text:span><text:span text:style-name="T14_4">()<text:s/>→<text:s/></text:span></text:p>
      <text:p text:style-name="P15"/>
      <text:p text:style-name="P16"><text:span text:style-name="T16_1">x</text:span><text:span text:style-name="T16_2"><text:s text:c="3"/></text:span><text:span text:style-name="T16_3">o</text:span><text:span text:style-name="T16_4"><text:s text:c="3"/></text:span><text:span text:style-name="T16_5">x</text:span><text:span text:style-name="T16_6"><text:s text:c="3"/></text:span><text:span text:style-name="T16_7">o</text:span><text:span text:style-name="T16_8"><text:s text:c="3"/></text:span><text:span text:style-name="T16_9">x</text:span><text:span text:style-name="T16_10"><text:s text:c="3"/></text:span><text:span text:style-name="T16_11">o</text:span><text:span text:style-name="T16_12"><text:s text:c="3"/></text:span><text:span text:style-name="T16_13">x</text:span><text:span text:style-name="T16_14"><text:s text:c="3"/></text:span><text:span text:style-name="T16_15">o</text:span><text:span text:style-name="T16_16"><text:s/><text:line-break/><text:tab/></text:span><text:span text:style-name="T16_17">o</text:span><text:span text:style-name="T16_18"><text:s text:c="3"/></text:span><text:span text:style-name="T16_19">x</text:span><text:span text:style-name="T16_20"><text:s text:c="3"/></text:span><text:span text:style-name="T16_21">o</text:span><text:span text:style-name="T16_22"><text:s text:c="3"/></text:span><text:span text:style-name="T16_23">x</text:span><text:span text:style-name="T16_24"><text:s text:c="3"/></text:span><text:span text:style-name="T16_25">o</text:span><text:span text:style-name="T16_26"><text:s text:c="3"/></text:span><text:span text:style-name="T16_27">x</text:span><text:span text:style-name="T16_28"><text:s text:c="3"/></text:span><text:span text:style-name="T16_29">o</text:span><text:span text:style-name="T16_30"><text:s text:c="3"/></text:span><text:span text:style-name="T16_31">x</text:span></text:p>
      <text:p text:style-name="P17"><text:span text:style-name="T17_1">x</text:span><text:span text:style-name="T17_2"><text:s text:c="3"/></text:span><text:span text:style-name="T17_3">o</text:span><text:span text:style-name="T17_4"><text:s text:c="3"/></text:span><text:span text:style-name="T17_5">x</text:span><text:span text:style-name="T17_6"><text:s text:c="3"/></text:span><text:span text:style-name="T17_7">o</text:span><text:span text:style-name="T17_8"><text:s text:c="3"/></text:span><text:span text:style-name="T17_9">x</text:span><text:span text:style-name="T17_10"><text:s text:c="3"/></text:span><text:span text:style-name="T17_11">o</text:span><text:span text:style-name="T17_12"><text:s text:c="3"/></text:span><text:span text:style-name="T17_13">x</text:span><text:span text:style-name="T17_14"><text:s text:c="3"/></text:span><text:span text:style-name="T17_15">o</text:span></text:p>
      <text:p text:style-name="P18"><text:span text:style-name="T18_1">o</text:span><text:span text:style-name="T18_2"><text:s text:c="3"/></text:span><text:span text:style-name="T18_3">x</text:span><text:span text:style-name="T18_4"><text:s text:c="3"/></text:span><text:span text:style-name="T18_5">o</text:span><text:span text:style-name="T18_6"><text:s text:c="3"/></text:span><text:span text:style-name="T18_7">x</text:span><text:span text:style-name="T18_8"><text:s text:c="3"/></text:span><text:span text:style-name="T18_9">o</text:span><text:span text:style-name="T18_10"><text:s text:c="3"/></text:span><text:span text:style-name="T18_11">x</text:span><text:span text:style-name="T18_12"><text:s text:c="3"/></text:span><text:span text:style-name="T18_13">o</text:span><text:span text:style-name="T18_14"><text:s text:c="3"/></text:span><text:span text:style-name="T18_15">x</text:span></text:p>
      <text:p text:style-name="P19"><text:span text:style-name="T19_1">x</text:span><text:span text:style-name="T19_2"><text:s text:c="3"/></text:span><text:span text:style-name="T19_3">o</text:span><text:span text:style-name="T19_4"><text:s text:c="3"/></text:span><text:span text:style-name="T19_5">x</text:span><text:span text:style-name="T19_6"><text:s text:c="3"/></text:span><text:span text:style-name="T19_7">o</text:span><text:span text:style-name="T19_8"><text:s text:c="3"/></text:span><text:span text:style-name="T19_9">x</text:span><text:span text:style-name="T19_10"><text:s text:c="3"/></text:span><text:span text:style-name="T19_11">o</text:span><text:span text:style-name="T19_12"><text:s text:c="3"/></text:span><text:span text:style-name="T19_13">x</text:span><text:span text:style-name="T19_14"><text:s text:c="3"/></text:span><text:span text:style-name="T19_15">o</text:span></text:p>
      <text:p text:style-name="P20"><text:span text:style-name="T20_1">o</text:span><text:span text:style-name="T20_2"><text:s text:c="3"/></text:span><text:span text:style-name="T20_3">x</text:span><text:span text:style-name="T20_4"><text:s text:c="3"/></text:span><text:span text:style-name="T20_5">o</text:span><text:span text:style-name="T20_6"><text:s text:c="3"/></text:span><text:span text:style-name="T20_7">x</text:span><text:span text:style-name="T20_8"><text:s text:c="3"/></text:span><text:span text:style-name="T20_9">o</text:span><text:span text:style-name="T20_10"><text:s text:c="3"/></text:span><text:span text:style-name="T20_11">x</text:span><text:span text:style-name="T20_12"><text:s text:c="3"/></text:span><text:span text:style-name="T20_13">o</text:span><text:span text:style-name="T20_14"><text:s text:c="3"/></text:span><text:span text:style-name="T20_15">x</text:span></text:p>
      <text:p text:style-name="P21"><text:span text:style-name="T21_1">x</text:span><text:span text:style-name="T21_2"><text:s text:c="3"/></text:span><text:span text:style-name="T21_3">o</text:span><text:span text:style-name="T21_4"><text:s text:c="3"/></text:span><text:span text:style-name="T21_5">x</text:span><text:span text:style-name="T21_6"><text:s text:c="3"/></text:span><text:span text:style-name="T21_7">o</text:span><text:span text:style-name="T21_8"><text:s text:c="3"/></text:span><text:span text:style-name="T21_9">x</text:span><text:span text:style-name="T21_10"><text:s text:c="3"/></text:span><text:span text:style-name="T21_11">o</text:span><text:span text:style-name="T21_12"><text:s text:c="3"/></text:span><text:span text:style-name="T21_13">x</text:span><text:span text:style-name="T21_14"><text:s text:c="3"/></text:span><text:span text:style-name="T21_15">o</text:span></text:p>
      <text:p text:style-name="P22"><text:span text:style-name="T22_1">o</text:span><text:span text:style-name="T22_2"><text:s text:c="3"/></text:span><text:span text:style-name="T22_3">x</text:span><text:span text:style-name="T22_4"><text:s text:c="3"/></text:span><text:span text:style-name="T22_5">o</text:span><text:span text:style-name="T22_6"><text:s text:c="3"/></text:span><text:span text:style-name="T22_7">x</text:span><text:span text:style-name="T22_8"><text:s text:c="3"/></text:span><text:span text:style-name="T22_9">o</text:span><text:span text:style-name="T22_10"><text:s text:c="3"/></text:span><text:span text:style-name="T22_11">x</text:span><text:span text:style-name="T22_12"><text:s text:c="3"/></text:span><text:span text:style-name="T22_13">o</text:span><text:span text:style-name="T22_14"><text:s text:c="3"/></text:span><text:span text:style-name="T22_15">x</text:span></text:p>
      <text:p text:style-name="P23"><text:span text:style-name="T23_1"><text:s/></text:span></text:p>
      <text:p text:style-name="P24"><text:span text:style-name="T24_1">Dictionary</text:span><text:span text:style-name="T24_2"><text:s/>&amp;<text:s/></text:span><text:span text:style-name="T24_3">File</text:span><text:span text:style-name="T24_4"><text:s/></text:span><text:span text:style-name="T24_5">I</text:span><text:span text:style-name="T24_6">/</text:span><text:span text:style-name="T24_7">O</text:span><text:span text:style-name="T24_8"><text:s/></text:span><text:span text:style-name="T24_9">Exercises</text:span><text:span text:style-name="T24_10"><text:s/>-<text:s/></text:span><text:span text:style-name="T24_11">Create</text:span><text:span text:style-name="T24_12"><text:s/></text:span><text:span text:style-name="T24_13">one</text:span><text:span text:style-name="T24_14"><text:s/></text:span><text:span text:style-name="T24_15">Python</text:span><text:span text:style-name="T24_16"><text:s/></text:span><text:span text:style-name="T24_17">file</text:span><text:span text:style-name="T24_18"><text:s/></text:span><text:span text:style-name="T24_19">for</text:span><text:span text:style-name="T24_20"><text:s/></text:span><text:span text:style-name="T24_21">these</text:span><text:span text:style-name="T24_22"><text:s/></text:span><text:span text:style-name="T24_23">two</text:span><text:span text:style-name="T24_24"><text:s/></text:span><text:span text:style-name="T24_25">questions</text:span><text:span text:style-name="T24_26"><text:s/></text:span><text:span text:style-name="T24_27">and</text:span><text:span text:style-name="T24_28"><text:s/></text:span><text:span text:style-name="T24_29">add</text:span><text:span text:style-name="T24_30"><text:s/></text:span><text:span text:style-name="T24_31">to</text:span><text:span text:style-name="T24_32"><text:s/></text:span><text:span text:style-name="T24_33">GitHub</text:span><text:span text:style-name="T24_34">.</text:span></text:p>
      <text:list text:style-name="LS2" xml:id="list2">
        <text:list-item>
          <text:p text:style-name="P25"><text:span text:style-name="T25_1">Write</text:span><text:span text:style-name="T25_2"><text:s/></text:span><text:span text:style-name="T25_3">a</text:span><text:span text:style-name="T25_4"><text:s/></text:span><text:span text:style-name="T25_5">program</text:span><text:span text:style-name="T25_6"><text:s/></text:span><text:span text:style-name="T25_7">that</text:span><text:span text:style-name="T25_8"><text:s/></text:span><text:span text:style-name="T25_9">counts</text:span><text:span text:style-name="T25_10"><text:s/></text:span><text:span text:style-name="T25_11">how</text:span><text:span text:style-name="T25_12"><text:s/></text:span><text:span text:style-name="T25_13">many</text:span><text:span text:style-name="T25_14"><text:s/></text:span><text:span text:style-name="T25_15">times</text:span><text:span text:style-name="T25_16"><text:s/></text:span><text:span text:style-name="T25_17">each</text:span><text:span text:style-name="T25_18"><text:s/></text:span><text:span text:style-name="T25_19">letter</text:span><text:span text:style-name="T25_20"><text:s/></text:span><text:span text:style-name="T25_21">appears</text:span><text:span text:style-name="T25_22"><text:s/></text:span><text:span text:style-name="T25_23">in</text:span><text:span text:style-name="T25_24"><text:s/></text:span><text:span text:style-name="T25_25">a</text:span><text:span text:style-name="T25_26"><text:s/></text:span><text:span text:style-name="T25_27">file</text:span><text:span text:style-name="T25_28">.<text:s/></text:span><text:span text:style-name="T25_29">Return</text:span><text:span text:style-name="T25_30"><text:s/></text:span><text:span text:style-name="T25_31">a</text:span><text:span text:style-name="T25_32"><text:s/></text:span><text:span text:style-name="T25_33">dictionary</text:span><text:span text:style-name="T25_34">.<text:s/></text:span><text:span text:style-name="T25_35">Test</text:span><text:span text:style-name="T25_36"><text:s/></text:span><text:span text:style-name="T25_37">your</text:span><text:span text:style-name="T25_38"><text:s/></text:span><text:span text:style-name="T25_39">program</text:span><text:span text:style-name="T25_40"><text:s/></text:span><text:span text:style-name="T25_41">with</text:span><text:span text:style-name="T25_42"><text:s/></text:span><text:span text:style-name="T25_43">this</text:span><text:span text:style-name="T25_44"><text:s/></text:span><text:span text:style-name="T25_45"><text:a xlink:type="simple" xlink:href="http://hackbrightacademy.github.io/Part-Time-Website/intro/dictionaries/one_fish_two_fish.txt"><text:span text:style-name="T25_46">file</text:span></text:a></text:span><text:span text:style-name="T25_47">.</text:span></text:p>
        </text:list-item>
        <text:list-item>
          <text:p text:style-name="P26"><text:span text:style-name="T26_1">Write</text:span><text:span text:style-name="T26_2"><text:s/></text:span><text:span text:style-name="T26_3">a</text:span><text:span text:style-name="T26_4"><text:s/></text:span><text:span text:style-name="T26_5">program</text:span><text:span text:style-name="T26_6"><text:s/></text:span><text:span text:style-name="T26_7">that</text:span><text:span text:style-name="T26_8"><text:s/></text:span><text:span text:style-name="T26_9">counts</text:span><text:span text:style-name="T26_10"><text:s/></text:span><text:span text:style-name="T26_11">how</text:span><text:span text:style-name="T26_12"><text:s/></text:span><text:span text:style-name="T26_13">many</text:span><text:span text:style-name="T26_14"><text:s/></text:span><text:span text:style-name="T26_15">times</text:span><text:span text:style-name="T26_16"><text:s/></text:span><text:span text:style-name="T26_17">each</text:span><text:span text:style-name="T26_18"><text:s/></text:span><text:span text:style-name="T26_19">word</text:span><text:span text:style-name="T26_20"><text:s/></text:span><text:span text:style-name="T26_21">appears</text:span><text:span text:style-name="T26_22"><text:s/></text:span><text:span text:style-name="T26_23">in</text:span><text:span text:style-name="T26_24"><text:s/></text:span><text:span text:style-name="T26_25">a</text:span><text:span text:style-name="T26_26"><text:s/></text:span><text:span text:style-name="T26_27">file</text:span><text:span text:style-name="T26_28">.<text:s/></text:span><text:span text:style-name="T26_29">Return</text:span><text:span text:style-name="T26_30"><text:s/></text:span><text:span text:style-name="T26_31">a</text:span><text:span text:style-name="T26_32"><text:s/></text:span><text:span text:style-name="T26_33">dictionary</text:span><text:span text:style-name="T26_34">.<text:s/></text:span><text:span text:style-name="T26_35">Download</text:span><text:span text:style-name="T26_36"><text:s/></text:span><text:span text:style-name="T26_37">this</text:span><text:span text:style-name="T26_38"><text:s/></text:span><text:span text:style-name="T26_39"><text:a xlink:type="simple" xlink:href="https://drive.google.com/file/d/0B7jZQsA8kkEwUGpyMnRsc285WGc/view?usp=sharing"><text:span text:style-name="T26_40">file</text:span></text:a></text:span><text:span text:style-name="T26_41"><text:s/></text:span><text:span text:style-name="T26_42">to</text:span><text:span text:style-name="T26_43"><text:s/></text:span><text:span text:style-name="T26_44">test</text:span><text:span text:style-name="T26_45"><text:s/></text:span><text:span text:style-name="T26_46">your</text:span><text:span text:style-name="T26_47"><text:s/></text:span><text:span text:style-name="T26_48">program</text:span><text:span text:style-name="T26_49">.<text:s/>(</text:span><text:span text:style-name="T26_50">Hints</text:span><text:span text:style-name="T26_51">:<text:s/></text:span><text:span text:style-name="T26_52">Be</text:span><text:span text:style-name="T26_53"><text:s/></text:span><text:span text:style-name="T26_54">careful</text:span><text:span text:style-name="T26_55"><text:s/></text:span><text:span text:style-name="T26_56">of</text:span><text:span text:style-name="T26_57"><text:s/></text:span><text:span text:style-name="T26_58">uppercase</text:span><text:span text:style-name="T26_59"><text:s/></text:span><text:span text:style-name="T26_60">and</text:span><text:span text:style-name="T26_61"><text:s/></text:span><text:span text:style-name="T26_62">lowercase</text:span><text:span text:style-name="T26_63"><text:s/></text:span><text:span text:style-name="T26_64">instances</text:span><text:span text:style-name="T26_65"><text:s/></text:span><text:span text:style-name="T26_66">of</text:span><text:span text:style-name="T26_67"><text:s/></text:span><text:span text:style-name="T26_68">the</text:span><text:span text:style-name="T26_69"><text:s/></text:span><text:span text:style-name="T26_70">same</text:span><text:span text:style-name="T26_71"><text:s/></text:span><text:span text:style-name="T26_72">word</text:span><text:span text:style-name="T26_73">.<text:s/></text:span><text:span text:style-name="T26_74">Remove</text:span><text:span text:style-name="T26_75"><text:s/></text:span><text:span text:style-name="T26_76">punctuation</text:span><text:span text:style-name="T26_77"><text:s/></text:span><text:span text:style-name="T26_78">at</text:span><text:span text:style-name="T26_79"><text:s/></text:span><text:span text:style-name="T26_80">the</text:span><text:span text:style-name="T26_81"><text:s/></text:span><text:span text:style-name="T26_82">end</text:span><text:span text:style-name="T26_83"><text:s/></text:span><text:span text:style-name="T26_84">of</text:span><text:span text:style-name="T26_85"><text:s/></text:span><text:span text:style-name="T26_86">words</text:span><text:span text:style-name="T26_87">.)</text:span></text:p>
        </text:list-item>
      </text:list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